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text-properties fo:font-size="18pt" style:font-size-asian="18pt" style:font-size-complex="18pt"/>
    </style:style>
    <style:style style:name="P22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4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2481050024778367391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20">rested 6 minutes</text:p>
      <text:list xml:id="list4458874118586727289" text:style-name="L2">
        <text:list-item>
          <text:list>
            <text:list-header>
              <text:p text:style-name="P24"><text:span text:style-name="T1">Run: </text:span><text:s/>0.1 mile lead into a 2 mile run</text:p>
              <text:p text:style-name="P24">2 mile splits: <text:s/>8:21, 8:03</text:p>
              <text:p text:style-name="P24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d, averaging 10:40/mile</text:p>
      <text:p text:style-name="P13"/>
      <text:p text:style-name="P11"><text:span text:style-name="T1">32.7 miles in the last week </text:span><text:s/></text:p>
      <text:p text:style-name="P14"><text:soft-page-break/>Sat Sept 15, 2018 <text:s/><text:span text:style-name="T1">3 miles <text:s/></text:span>Jogging</text:p>
      <text:p text:style-name="P16"/>
      <text:p text:style-name="P14">Sun Sept 16, 2018 <text:span text:style-name="T1">3 miles</text:span> <text:s/></text:p>
      <text:p text:style-name="P14">I ran 3 miles on hilly roads and grass. <text:s/></text:p>
      <text:p text:style-name="P14">Splits: 9:44, 9:46, 9:27 Average pace: 9:39</text:p>
      <text:p text:style-name="P14"/>
      <text:p text:style-name="P14">Mon Sept 17, 2018 <text:span text:style-name="T1">25 miles </text:span>- <text:span text:style-name="T1">A long run in preparation for the Can 50 Mile Run.</text:span></text:p>
      <text:p text:style-name="P14">I ran and walked 5 x 5 mile loop. <text:s/>The 5 mile loop is somewhat hilly. <text:s/>I stopped about <text:s text:c="13"/>two minutes between the loops while I ate gels and Salt Sticks, drank water and picked </text:p>
      <text:p text:style-name="P14">up more water to take with me.</text:p>
      <text:p text:style-name="P14">The total time including the 8 minutes while I was stopped was 4:56:20. </text:p>
      <text:p text:style-name="P14">The times and average paces for each of the 5 mile loops were: 55:53 (11:11/mile), 58:31 (11:42/mile), 59:32 (11:54/mile), 59:18 (11:52/mile), and 54:35 (10:55/mile)</text:p>
      <text:p text:style-name="P14">I had 580 calories for breakfast and ate 6 gels for a total of 1180 calories.</text:p>
      <text:p text:style-name="P14"><text:s text:c="7"/>The formula I use to calculate the number of required calories gives:</text:p>
      <text:p text:style-name="P14"><text:s text:c="7"/>calories = 300*(H-1.3) = 300*3.7 = 1110, were H= 5 the number of <text:s/>hours I ran. </text:p>
      <text:p text:style-name="P14"><text:s text:c="7"/>So I had enough calories.</text:p>
      <text:p text:style-name="P14">I also had 3 Salt Sticks and drank 80 ounces of water. <text:s text:c="2"/></text:p>
      <text:p text:style-name="P15"><text:s text:c="7"/>That is 3.2 ounces per mile which apparently was okay because I only lost a pound <text:s text:c="17"/><text:tab/>while running. <text:s/>The temperature felt cool for half the run and rose to 71 degrees.</text:p>
      <text:p text:style-name="P15"/>
      <text:p text:style-name="P15">Tues Sept 18, 2018 <text:span text:style-name="T1">4.6 miles</text:span></text:p>
      <text:p text:style-name="P15"><text:span text:style-name="T1">In the morning: </text:span>I ran 3miles out and back on hilly Limber Rd averaging 10:40/mile.</text:p>
      <text:p text:style-name="P17">In the evening: <text:span text:style-name="T2"><text:s/>I walked 1.6 miles on roads and sidewalks and averaged 16:15/mile.</text:span></text:p>
      <text:p text:style-name="P15"/>
      <text:p text:style-name="P17"><text:span text:style-name="T2">Wed Sept 19, 2018 </text:span>1.5 miles<text:span text:style-name="T2"> <text:s/></text:span></text:p>
      <text:p text:style-name="P15">I walked 1.5 miles half on roads and half on a path in the woods.</text:p>
      <text:p text:style-name="P15"/>
      <text:p text:style-name="P15">Thur Sept 20, 2018 <text:span text:style-name="T1">5.5 miles</text:span></text:p>
      <text:p text:style-name="P15">I ran with 5 other runners on the 510 m cemetery loop. Times below are my times.</text:p>
      <text:p text:style-name="P16">Warmup: <text:span text:style-name="T2">2 miles at various paces and rested a few minutes.</text:span></text:p>
      <text:p text:style-name="P16">Runs and times:<text:span text:style-name="T2"> 1x255 m (½ loop = 255 m), 69 s <text:s text:c="3"/>(7:15/mile)</text:span></text:p>
      <text:p text:style-name="P14"><text:s text:c="29"/>1x510 m (1 loop = 510 m), 2:25 <text:s text:c="3"/>(7:36/mile) </text:p>
      <text:p text:style-name="P14"><text:s text:c="29"/>1x765 m (1.5 loops =765 m), 3:33 (7:27/mile)</text:p>
      <text:p text:style-name="P14"><text:s text:c="29"/>1x765 m, 3:23 <text:s text:c="2"/>(7:06/mile) </text:p>
      <text:p text:style-name="P14"><text:s text:c="29"/>1x510 m, 2:13 <text:s text:c="2"/>(7:00/mile)</text:p>
      <text:p text:style-name="P14"><text:s text:c="29"/>1x255 m, 60.5 s (6:21/mile) </text:p>
      <text:p text:style-name="P14">Average pace per 510 meters: 2:17 (7:12/mile) which is faster than I have been running. We jogged about 250 meters between runs.</text:p>
      <text:p text:style-name="P16">Warmdown:<text:span text:style-name="T2"> 3/4 mile jog <text:s text:c="2"/></text:span><text:s/></text:p>
      <text:p text:style-name="P14"><text:s text:c="8"/></text:p>
      <text:p text:style-name="P14">Fri Sept 21, 2018 <text:span text:style-name="T1">5 miles </text:span></text:p>
      <text:p text:style-name="P14">I walked and ran on a slightly hilly 5 mile loop and averaged 11:35. Walked total of 0.66 miles and ran 4.33 miles. Walk to Run Ratio = 0.15</text:p>
      <text:p text:style-name="P14"/>
      <text:p text:style-name="P16">47.6 miles in the last week</text:p>
      <text:p text:style-name="P18"><text:soft-page-break/>Sat Sept 22, 2018 <text:span text:style-name="T1">no running </text:span></text:p>
      <text:p text:style-name="P18"/>
      <text:p text:style-name="P18">Sun Sept 23, 2018 <text:span text:style-name="T1">4 miles </text:span><text:s/></text:p>
      <text:p text:style-name="P18">I ran 4 miles on hilly roads and averaged 9:43/mile.</text:p>
      <text:p text:style-name="P18"/>
      <text:p text:style-name="P18">Mon Sept 24, 2018 <text:span text:style-name="T1">5 miles</text:span> <text:s/></text:p>
      <text:p text:style-name="P18">I ran and walked 5 miles on slightly hilly roads and averaged 11:48/mile.</text:p>
      <text:p text:style-name="P18">I took 6 short walks totaling about 0.45 miles.</text:p>
      <text:p text:style-name="P18"/>
      <text:p text:style-name="P18">Tues Sept 25, 2018 <text:span text:style-name="T1">4 miles</text:span> <text:s/></text:p>
      <text:p text:style-name="P18">I ran 4 miles out and back on hilly Limber Rd 10:01/mile.</text:p>
      <text:p text:style-name="P18">Sum of ascents along the course <text:s/>= 342 feet as measured from Google Maps.</text:p>
      <text:p text:style-name="P18">Splits: 11:08 (mainly uphill), 8:55 (down), 10:44 (up), 9:16 (down)</text:p>
      <text:p text:style-name="P18"/>
      <text:p text:style-name="P18">Wed Sept 26, 2018 <text:span text:style-name="T1">2 miles</text:span> on hilly roads averaging 9:52/mile</text:p>
      <text:p text:style-name="P18"/>
      <text:p text:style-name="P18">Thur Sept 27, 2018 <text:span text:style-name="T1">5.2 miles</text:span></text:p>
      <text:p text:style-name="P18">I ran with Mark and Chance on the Greendale cemetery loop. <text:s/></text:p>
      <text:p text:style-name="P19">Warmup: <text:span text:style-name="T2">2 miles at various paces and rested a few minutes.</text:span></text:p>
      <text:p text:style-name="P19">Runs and times:<text:span text:style-name="T2"> 2x255 m (½ loop = 255 m), 1:11, 1:09</text:span></text:p>
      <text:p text:style-name="P18"><text:s text:c="29"/>3x510 m (1 loop = 510 m), <text:s/>2:25, 2:22, 2:21 <text:s/></text:p>
      <text:p text:style-name="P18"><text:s text:c="29"/>1x1020 m (2 loops), 2:20 + 2:20 = 4:40</text:p>
      <text:p text:style-name="P18">Average pace per 510 meters: 2:21</text:p>
      <text:p text:style-name="P18">We jogged about 250 meters between runs.</text:p>
      <text:p text:style-name="P19">Warmdown:<text:span text:style-name="T2"> ½ mile jog <text:s text:c="2"/></text:span><text:s/></text:p>
      <text:p text:style-name="P18"/>
      <text:p text:style-name="P18">Fri Sept 28, 2018 <text:span text:style-name="T1">no running </text:span></text:p>
      <text:p text:style-name="P19"/>
      <text:p text:style-name="P19">20.2 miles in the last week </text:p>
      <text:p text:style-name="P19"/>
      <text:p text:style-name="P18"><text:soft-page-break/>Sat Sept 29, 2018 <text:span text:style-name="T1">7.35 miles</text:span></text:p>
      <text:p text:style-name="P18">I ran on a 0.95 mile loop in New Alexandria PA.</text:p>
      <text:p text:style-name="P18">I ran 2.85 miles in 25:25 or 8:55/mile It was a slightly hilly course.</text:p>
      <text:p text:style-name="P18">0.95 mile splits: 9:11, 8:19, 7:55</text:p>
      <text:p text:style-name="P18">2 hours later I leisurely walked 2 miles</text:p>
      <text:p text:style-name="P18">2 hours later I walked 2.5 miles with 2 miles at about 15:45/mile</text:p>
      <text:p text:style-name="P18"/>
      <text:p text:style-name="P18">Sun Sept 30, 2018 <text:span text:style-name="T1">no running</text:span></text:p>
      <text:p text:style-name="P18"/>
      <text:p text:style-name="P18">Mon Oct 1, 2018 <text:span text:style-name="T1">5.5 miles in California Maryland</text:span></text:p>
      <text:p text:style-name="P18">I ran and walked 5.5 miles and averaged 11:53/mile.</text:p>
      <text:p text:style-name="P18">I walked about 0.11 miles at the beginning of each ½ mile. So I walked about 1.2 miles and ran about 4.3 miles. <text:s/></text:p>
      <text:p text:style-name="P18">walk/run ratio: 0.28</text:p>
      <text:p text:style-name="P18"/>
      <text:p text:style-name="P18">Tues Oct 2, 2018 <text:span text:style-name="T1">3.56 miles in California MD</text:span></text:p>
      <text:p text:style-name="P18">I ran 3.06 miles on a more hilly course than I ran 3 days ago and averaged 8:21/mile.</text:p>
      <text:p text:style-name="P18">Miles splits: 8:32, 8:24, 8:10, and 28 s for the last 0.06 miles</text:p>
      <text:p text:style-name="P18">Warmdown: ½ mile in 5:24</text:p>
      <text:p text:style-name="P18"/>
      <text:p text:style-name="P18">Wed Oct 3, 2018 <text:span text:style-name="T1">no running</text:span> <text:s/></text:p>
      <text:p text:style-name="P18"/>
      <text:p text:style-name="P21"><text:span text:style-name="T3">Thurs Oct 4, 2018 </text:span><text:span text:style-name="T4">5.25 miles</text:span><text:span text:style-name="T3"> </text:span><text:span text:style-name="T4">in California MD </text:span></text:p>
      <text:p text:style-name="P18">I ran 5 miles on a hilly course and averaged 10:50/mile. </text:p>
      <text:p text:style-name="P19">Warmdown: <text:span text:style-name="T2">¼ mile fast walk</text:span></text:p>
      <text:p text:style-name="P18"/>
      <text:p text:style-name="P19"><text:span text:style-name="T2">Fri Oct 5, 2018 </text:span>no running<text:span text:style-name="T2"> <text:s text:c="2"/></text:span></text:p>
      <text:p text:style-name="P18"/>
      <text:p text:style-name="P18"/>
      <text:list xml:id="list7263548589124267266" text:style-name="L3">
        <text:list-item>
          <text:list>
            <text:list-header>
              <text:p text:style-name="P25">21.7 miles in the last week </text:p>
            </text:list-header>
          </text:list>
        </text:list-item>
      </text:list>
      <text:p text:style-name="P18"/>
      <text:p text:style-name="P19"><text:soft-page-break/>I continue to work on a walk run routine that I will use in the Canandaigua 50 miler next weekend. </text:p>
      <text:p text:style-name="P19"/>
      <text:p text:style-name="P18">Sat Oct 6, 2018 <text:span text:style-name="T1">5.5 miles</text:span></text:p>
      <text:p text:style-name="P18">I ran and walked 5.5 miles and averaged about 12:00mile. <text:s/>I walked 10 times for a total of about 1.11 miles of walking.</text:p>
      <text:p text:style-name="P18">Walk/Run ratio: 0.25</text:p>
      <text:p text:style-name="P18"/>
      <text:p text:style-name="P18">Sun Oct 7, 2018 <text:span text:style-name="T1">4 miles <text:s/></text:span></text:p>
      <text:p text:style-name="P18">I walked and ran 4 miles and averaged 12:00/mile.</text:p>
      <text:p text:style-name="P18">I walked 10 times for a total of about 1 mile of walking.</text:p>
      <text:p text:style-name="P18">Walk/Run ratio: 0.33 </text:p>
      <text:p text:style-name="P18"/>
      <text:p text:style-name="P18">Mon Oct 8, 2018 <text:span text:style-name="T1">no running</text:span></text:p>
      <text:p text:style-name="P18"/>
      <text:p text:style-name="P18">Tues Oct 9, 2018 <text:span text:style-name="T1">2.5 miles</text:span></text:p>
      <text:p text:style-name="P18">I ran 2.5 miles averaging 9:22/mile on slightly hilly roads.</text:p>
      <text:p text:style-name="P18"/>
      <text:p text:style-name="P18">Wed Oct 10, 2018 <text:span text:style-name="T1">3 miles</text:span> <text:s/></text:p>
      <text:p text:style-name="P18">I walked and ran 2.5 miles averaging 12:06 on slightly hilly roads.</text:p>
      <text:p text:style-name="P18">I walked 5 times for a total of about 0.5 miles of walking.</text:p>
      <text:p text:style-name="P18">Walk/Run ratio: 0.25</text:p>
      <text:p text:style-name="P18">Then I walked ½ mile. </text:p>
      <text:p text:style-name="P18"/>
      <text:p text:style-name="P18">Thur Oct 11, 2018 <text:span text:style-name="T1">3 miles</text:span> <text:s/></text:p>
      <text:p text:style-name="P18">I jogged 3 miles.</text:p>
      <text:p text:style-name="P18"/>
      <text:p text:style-name="P18">Fri Oct 12, 2018 <text:span text:style-name="T1">no running</text:span></text:p>
      <text:p text:style-name="P19"/>
      <text:p text:style-name="P19">18 miles in the last week </text:p>
      <text:p text:style-name="P19"/>
      <text:p text:style-name="P19"/>
      <text:p text:style-name="P18"><text:soft-page-break/>Sat Oct 13, 2018 <text:span text:style-name="T1">50 miles </text:span></text:p>
      <text:p text:style-name="P1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5">th</text:span> birthday. </text:p>
      <text:p text:style-name="P18"/>
      <text:p text:style-name="P18">Sun Oct 14, 2018 <text:span text:style-name="T1">no running </text:span><text:s/></text:p>
      <text:p text:style-name="P18"/>
      <text:p text:style-name="P18">Mon <text:s/>Oct 15, 2018 <text:span text:style-name="T1">no running </text:span><text:s text:c="2"/></text:p>
      <text:p text:style-name="P18"/>
      <text:p text:style-name="P18">Tues <text:s/>Oct 16, 2018 <text:span text:style-name="T1">no running</text:span></text:p>
      <text:p text:style-name="P18">I pushed a lawnmower for an hour. <text:s/></text:p>
      <text:p text:style-name="P18"/>
      <text:p text:style-name="P18">Wed <text:s/>Oct 17, 2018 <text:span text:style-name="T1">2 miles</text:span></text:p>
      <text:p text:style-name="P18">I ran 2 miles on a treadmill. </text:p>
      <text:p text:style-name="P18">Splits: 10:00, 8:14</text:p>
      <text:p text:style-name="P18"/>
      <text:p text:style-name="P18">Thurs Oct 18, 2018 <text:s/><text:span text:style-name="T1">3 miles</text:span></text:p>
      <text:p text:style-name="P18">I ran 3 miles at various paces between 10:00/mile and 12:00/mile.</text:p>
      <text:p text:style-name="P18"/>
      <text:p text:style-name="P18">Fri Oct 19, 2018 <text:span text:style-name="T1">no running</text:span></text:p>
      <text:p text:style-name="P18"/>
      <text:p text:style-name="P18">55 miles in the last week</text:p>
      <text:p text:style-name="P18"/>
      <text:p text:style-name="P2"><text:soft-page-break/>Sat Oct 20, 2018 <text:span text:style-name="T1">31.5 miles</text:span> </text:p>
      <text:p text:style-name="P2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2"/>
      <text:p text:style-name="P2">Sun Oct 21, 2018 <text:span text:style-name="T1">no running</text:span> </text:p>
      <text:p text:style-name="P2"/>
      <text:p text:style-name="P2">Mon Oct 22, 2018 <text:span text:style-name="T1">4 miles</text:span> </text:p>
      <text:p text:style-name="P2">I ran 1.75 miles downhill averaging 11:44/mile and then rested a half hour.</text:p>
      <text:p text:style-name="P2">I ran 1.25 miles slightly uphill averaging 10:43/mile. It was easier going uphill than down because my quads are tired from Saturday's run. <text:s/>I rested 3 minutes.</text:p>
      <text:p text:style-name="P2">I walked 1 mile up a steep hill in 17:15.</text:p>
      <text:p text:style-name="Standard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0-22T15:33:26.03</dc:date>
    <dc:creator>James  Lombardi</dc:creator>
    <meta:editing-duration>P5DT22H14M42S</meta:editing-duration>
    <meta:editing-cycles>471</meta:editing-cycles>
    <meta:generator>OpenOffice/4.1.2$Win32 OpenOffice.org_project/412m3$Build-9782</meta:generator>
    <meta:document-statistic meta:table-count="0" meta:image-count="0" meta:object-count="0" meta:page-count="14" meta:paragraph-count="346" meta:word-count="3697" meta:character-count="18904"/>
  </office:meta>
</office:document-meta>
</file>